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ce style:name="OpenSymbol2" svg:font-family="OpenSymbol" style:font-family-generic="roman"/>
    <style:font-face style:name="OpenSymbol3" svg:font-family="OpenSymbol" style:font-family-generic="system" style:font-pitch="variable"/>
    <style:font-face style:name="OpenSymbol4" svg:font-family="OpenSymbol" style:font-adornments="Regular" style:font-pitch="variable" style:font-charset="x-symbol"/>
    <style:font-face style:name="Shofar" svg:font-family="Shofar"/>
    <style:font-face style:name="Symbol" svg:font-family="Symbol"/>
    <style:font-face style:name="Symbol1" svg:font-family="Symbol" style:font-adornments="Regular" style:font-family-generic="roman" style:font-pitch="variable" style:font-charset="x-symbol"/>
    <style:font-face style:name="Times New Roman" svg:font-family="'Times New Roman'" style:font-family-generic="roman"/>
  </office:font-face-decls>
  <office:automatic-styles>
    <style:style style:name="P1" style:family="paragraph" style:parent-style-name="Header">
      <style:paragraph-properties fo:text-align="end" style:justify-single-word="false" style:writing-mode="rl-tb"/>
    </style:style>
    <style:style style:name="P2" style:family="paragraph" style:parent-style-name="Endnote">
      <style:paragraph-properties fo:text-align="end" style:justify-single-word="false" style:writing-mode="rl-tb"/>
    </style:style>
    <style:style style:name="P3" style:family="paragraph" style:parent-style-name="Footnote">
      <style:paragraph-properties fo:text-align="end" style:justify-single-word="false" style:writing-mode="rl-tb"/>
    </style:style>
    <style:style style:name="P4" style:family="paragraph" style:parent-style-name="Endnote">
      <style:paragraph-properties fo:text-align="end" style:justify-single-word="false" style:writing-mode="rl-tb"/>
      <style:text-properties officeooo:rsid="00079671" officeooo:paragraph-rsid="00079671"/>
    </style:style>
    <style:style style:name="P5" style:family="paragraph" style:parent-style-name="Footnote">
      <style:paragraph-properties fo:text-align="end" style:justify-single-word="false" style:writing-mode="rl-tb"/>
      <style:text-properties officeooo:rsid="00079671" officeooo:paragraph-rsid="00079671"/>
    </style:style>
    <style:style style:name="P6" style:family="paragraph" style:parent-style-name="Footnote">
      <style:paragraph-properties fo:text-align="end" style:justify-single-word="false" style:writing-mode="rl-tb"/>
      <style:text-properties officeooo:rsid="000cc750" officeooo:paragraph-rsid="000cc750"/>
    </style:style>
    <style:style style:name="P7" style:family="paragraph" style:parent-style-name="Footnote">
      <style:paragraph-properties fo:text-align="end" style:justify-single-word="false" style:writing-mode="rl-tb"/>
      <style:text-properties officeooo:rsid="000e2ae4" officeooo:paragraph-rsid="000e2ae4"/>
    </style:style>
    <style:style style:name="P8" style:family="paragraph" style:parent-style-name="Footnote">
      <style:paragraph-properties fo:text-align="end" style:justify-single-word="false" style:writing-mode="rl-tb"/>
      <style:text-properties officeooo:rsid="001365ff" officeooo:paragraph-rsid="001365ff"/>
    </style:style>
    <style:style style:name="P9" style:family="paragraph" style:parent-style-name="Footnote">
      <style:paragraph-properties fo:text-align="end" style:justify-single-word="false" style:writing-mode="rl-tb"/>
      <style:text-properties officeooo:rsid="0015623c" officeooo:paragraph-rsid="0015623c"/>
    </style:style>
    <style:style style:name="P10" style:family="paragraph" style:parent-style-name="Footnote">
      <style:paragraph-properties fo:text-align="end" style:justify-single-word="false" style:writing-mode="rl-tb"/>
      <style:text-properties officeooo:rsid="00169849" officeooo:paragraph-rsid="00169849"/>
    </style:style>
    <style:style style:name="P11" style:family="paragraph" style:parent-style-name="Endnote">
      <style:paragraph-properties fo:text-align="end" style:justify-single-word="false" style:writing-mode="rl-tb"/>
      <style:text-properties officeooo:rsid="002568cf" officeooo:paragraph-rsid="002568cf"/>
    </style:style>
    <style:style style:name="P12" style:family="paragraph" style:parent-style-name="Endnote">
      <style:paragraph-properties fo:text-align="end" style:justify-single-word="false" style:writing-mode="rl-tb"/>
      <style:text-properties officeooo:rsid="00264470" officeooo:paragraph-rsid="00264470"/>
    </style:style>
    <style:style style:name="P13" style:family="paragraph" style:parent-style-name="Endnote">
      <style:paragraph-properties fo:text-align="end" style:justify-single-word="false" style:writing-mode="rl-tb"/>
      <style:text-properties officeooo:rsid="0026de8f" officeooo:paragraph-rsid="0026de8f"/>
    </style:style>
    <style:style style:name="P14" style:family="paragraph" style:parent-style-name="Endnote">
      <style:paragraph-properties fo:text-align="end" style:justify-single-word="false" style:writing-mode="rl-tb"/>
      <style:text-properties officeooo:rsid="00275c2e" officeooo:paragraph-rsid="00275c2e"/>
    </style:style>
    <style:style style:name="P15" style:family="paragraph" style:parent-style-name="Endnote">
      <style:paragraph-properties fo:text-align="end" style:justify-single-word="false" style:writing-mode="rl-tb"/>
      <style:text-properties officeooo:rsid="00294388" officeooo:paragraph-rsid="00294388"/>
    </style:style>
    <style:style style:name="P16" style:family="paragraph" style:parent-style-name="Endnote">
      <style:paragraph-properties fo:text-align="end" style:justify-single-word="false" style:writing-mode="rl-tb"/>
      <style:text-properties officeooo:rsid="002a51bd" officeooo:paragraph-rsid="002a51bd"/>
    </style:style>
    <style:style style:name="P17" style:family="paragraph" style:parent-style-name="Endnote">
      <style:paragraph-properties fo:text-align="end" style:justify-single-word="false" style:writing-mode="rl-tb"/>
      <style:text-properties officeooo:rsid="002ad020" officeooo:paragraph-rsid="002ad020"/>
    </style:style>
    <style:style style:name="P18" style:family="paragraph" style:parent-style-name="Endnote">
      <style:paragraph-properties fo:text-align="end" style:justify-single-word="false" style:writing-mode="rl-tb"/>
      <style:text-properties officeooo:rsid="003163f4" officeooo:paragraph-rsid="003163f4"/>
    </style:style>
    <style:style style:name="P19" style:family="paragraph" style:parent-style-name="Endnote">
      <style:paragraph-properties fo:text-align="end" style:justify-single-word="false" style:writing-mode="rl-tb"/>
      <style:text-properties officeooo:rsid="0034e2be" officeooo:paragraph-rsid="0034e2be"/>
    </style:style>
    <style:style style:name="P20" style:family="paragraph" style:parent-style-name="Endnote">
      <style:paragraph-properties fo:text-align="end" style:justify-single-word="false" style:writing-mode="rl-tb"/>
      <style:text-properties officeooo:rsid="003651e1" officeooo:paragraph-rsid="003651e1"/>
    </style:style>
    <style:style style:name="P21" style:family="paragraph" style:parent-style-name="Standard">
      <style:paragraph-properties fo:text-align="end" style:justify-single-word="false" style:writing-mode="rl-tb"/>
      <style:text-properties fo:font-size="10pt" fo:font-weight="normal" style:font-size-asian="10pt" style:font-weight-asian="normal" style:font-size-complex="10pt" style:font-weight-complex="normal"/>
    </style:style>
    <style:style style:name="P22" style:family="paragraph" style:parent-style-name="Endnote" style:list-style-name="L1">
      <style:paragraph-properties fo:text-align="end" style:justify-single-word="false" style:writing-mode="rl-tb"/>
      <style:text-properties officeooo:rsid="00275c2e" officeooo:paragraph-rsid="00275c2e"/>
    </style:style>
    <style:style style:name="P23" style:family="paragraph" style:parent-style-name="Endnote" style:list-style-name="L2">
      <style:paragraph-properties fo:text-align="end" style:justify-single-word="false" style:writing-mode="rl-tb"/>
      <style:text-properties officeooo:rsid="002ad020" officeooo:paragraph-rsid="002ad020"/>
    </style:style>
    <style:style style:name="P24" style:family="paragraph" style:parent-style-name="Endnote" style:list-style-name="L2">
      <style:paragraph-properties fo:text-align="end" style:justify-single-word="false" style:writing-mode="rl-tb"/>
      <style:text-properties officeooo:rsid="002b5123" officeooo:paragraph-rsid="002b5123"/>
    </style:style>
    <style:style style:name="P25" style:family="paragraph" style:parent-style-name="Endnote" style:list-style-name="L3">
      <style:paragraph-properties fo:text-align="end" style:justify-single-word="false" style:writing-mode="rl-tb"/>
      <style:text-properties officeooo:rsid="003163f4" officeooo:paragraph-rsid="003163f4"/>
    </style:style>
    <style:style style:name="P26" style:family="paragraph" style:parent-style-name="Endnote" style:list-style-name="L3">
      <style:paragraph-properties fo:text-align="end" style:justify-single-word="false" style:writing-mode="rl-tb"/>
      <style:text-properties officeooo:rsid="0033ae99" officeooo:paragraph-rsid="0033ae99"/>
    </style:style>
    <style:style style:name="P27" style:family="paragraph" style:parent-style-name="Footnote">
      <style:paragraph-properties fo:text-align="end" style:justify-single-word="false" style:writing-mode="rl-tb"/>
    </style:style>
    <style:style style:name="P28" style:family="paragraph" style:parent-style-name="Footnote">
      <style:paragraph-properties fo:text-align="end" style:justify-single-word="false" style:writing-mode="rl-tb"/>
      <style:text-properties officeooo:rsid="003bece1" officeooo:paragraph-rsid="003bece1"/>
    </style:style>
    <style:style style:name="P29" style:family="paragraph" style:parent-style-name="Footnote">
      <style:paragraph-properties fo:text-align="end" style:justify-single-word="false" style:writing-mode="rl-tb"/>
      <style:text-properties officeooo:rsid="003da4ee" officeooo:paragraph-rsid="003da4ee"/>
    </style:style>
    <style:style style:name="P30" style:family="paragraph" style:parent-style-name="Footnote">
      <style:paragraph-properties fo:text-align="end" style:justify-single-word="false" style:writing-mode="rl-tb"/>
      <style:text-properties officeooo:rsid="0042fc2c" officeooo:paragraph-rsid="0042fc2c"/>
    </style:style>
    <style:style style:name="P31" style:family="paragraph" style:parent-style-name="Footnote">
      <style:paragraph-properties fo:text-align="end" style:justify-single-word="false" style:writing-mode="rl-tb"/>
      <style:text-properties officeooo:rsid="00464097" officeooo:paragraph-rsid="00464097"/>
    </style:style>
    <style:style style:name="P32" style:family="paragraph" style:parent-style-name="Footnote">
      <style:paragraph-properties fo:text-align="end" style:justify-single-word="false" style:writing-mode="rl-tb"/>
      <style:text-properties officeooo:rsid="00472d9b" officeooo:paragraph-rsid="00472d9b"/>
    </style:style>
    <style:style style:name="P33" style:family="paragraph" style:parent-style-name="Footnote">
      <style:paragraph-properties fo:text-align="end" style:justify-single-word="false" style:writing-mode="rl-tb"/>
      <style:text-properties officeooo:rsid="0049ada6" officeooo:paragraph-rsid="0049ada6"/>
    </style:style>
    <style:style style:name="P34" style:family="paragraph" style:parent-style-name="Footnote">
      <style:paragraph-properties fo:text-align="end" style:justify-single-word="false" style:writing-mode="rl-tb"/>
      <style:text-properties officeooo:rsid="004c7fc2" officeooo:paragraph-rsid="004c7fc2"/>
    </style:style>
    <style:style style:name="P35" style:family="paragraph" style:parent-style-name="Standard" style:list-style-name="WWNum2">
      <style:paragraph-properties fo:text-align="end" style:justify-single-word="false" style:writing-mode="rl-tb"/>
    </style:style>
    <style:style style:name="P36" style:family="paragraph" style:parent-style-name="Standard" style:list-style-name="WWNum2">
      <style:paragraph-properties fo:text-align="end" style:justify-single-word="false" style:writing-mode="rl-tb">
        <style:tab-stops>
          <style:tab-stop style:position="5.0417in"/>
        </style:tab-stops>
      </style:paragraph-properties>
      <style:text-properties officeooo:paragraph-rsid="0042fc2c"/>
    </style:style>
    <style:style style:name="P37" style:family="paragraph" style:parent-style-name="Standard">
      <style:paragraph-properties fo:text-align="end" style:justify-single-word="false" style:writing-mode="rl-tb">
        <style:tab-stops>
          <style:tab-stop style:position="5.0417in"/>
        </style:tab-stops>
      </style:paragraph-properties>
      <style:text-properties style:use-window-font-color="true" loext:opacity="0%" style:font-name="Times New Roman" fo:font-size="10pt" fo:language="en" fo:country="US" officeooo:paragraph-rsid="003da4ee" style:letter-kerning="true" style:font-name-asian="NSimSun" style:font-size-asian="10pt" style:language-asian="zh" style:country-asian="CN" style:font-name-complex="Shofar" style:font-size-complex="10pt" style:language-complex="he" style:country-complex="IL"/>
    </style:style>
    <style:style style:name="P38"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loext:hyphenation-no-caps="false"/>
    </style:style>
    <style:style style:name="P39"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loext:hyphenation-no-caps="false"/>
    </style:style>
    <style:style style:name="T1" style:family="text">
      <style:text-properties fo:font-weight="bold" style:font-weight-asian="bold" style:font-weight-complex="bold"/>
    </style:style>
    <style:style style:name="T2" style:family="text">
      <style:text-properties fo:font-weight="bold" officeooo:rsid="00079671" style:font-weight-asian="bold" style:font-weight-complex="bold"/>
    </style:style>
    <style:style style:name="T3" style:family="text">
      <style:text-properties fo:font-weight="bold" officeooo:rsid="0008b04f" style:font-weight-asian="bold" style:font-weight-complex="bold"/>
    </style:style>
    <style:style style:name="T4" style:family="text">
      <style:text-properties fo:font-weight="bold" officeooo:rsid="000ab2d2" style:font-weight-asian="bold" style:font-weight-complex="bold"/>
    </style:style>
    <style:style style:name="T5" style:family="text">
      <style:text-properties fo:font-weight="bold" officeooo:rsid="000e4e23" style:font-weight-asian="bold" style:font-weight-complex="bold"/>
    </style:style>
    <style:style style:name="T6" style:family="text">
      <style:text-properties fo:font-weight="bold" officeooo:rsid="001365ff" style:font-weight-asian="bold" style:font-weight-complex="bold"/>
    </style:style>
    <style:style style:name="T7" style:family="text">
      <style:text-properties fo:font-weight="bold" officeooo:rsid="0015623c" style:font-weight-asian="bold" style:font-weight-complex="bold"/>
    </style:style>
    <style:style style:name="T8" style:family="text">
      <style:text-properties fo:font-weight="bold" officeooo:rsid="001bd7a8" style:font-weight-asian="bold" style:font-weight-complex="bold"/>
    </style:style>
    <style:style style:name="T9" style:family="text">
      <style:text-properties fo:font-weight="bold" officeooo:rsid="001f300b"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79671" style:font-weight-asian="normal" style:font-weight-complex="normal"/>
    </style:style>
    <style:style style:name="T12" style:family="text">
      <style:text-properties fo:font-weight="normal" officeooo:rsid="0008b04f" style:font-weight-asian="normal" style:font-weight-complex="normal"/>
    </style:style>
    <style:style style:name="T13" style:family="text">
      <style:text-properties fo:font-weight="normal" officeooo:rsid="0009996e" style:font-weight-asian="normal" style:font-weight-complex="normal"/>
    </style:style>
    <style:style style:name="T14" style:family="text">
      <style:text-properties fo:font-weight="normal" officeooo:rsid="000ab2d2" style:font-weight-asian="normal" style:font-weight-complex="normal"/>
    </style:style>
    <style:style style:name="T15" style:family="text">
      <style:text-properties fo:font-weight="normal" officeooo:rsid="000c5bce" style:font-weight-asian="normal" style:font-weight-complex="normal"/>
    </style:style>
    <style:style style:name="T16" style:family="text">
      <style:text-properties fo:font-weight="normal" officeooo:rsid="000e4e23" style:font-weight-asian="normal" style:font-weight-complex="normal"/>
    </style:style>
    <style:style style:name="T17" style:family="text">
      <style:text-properties fo:font-weight="normal" officeooo:rsid="001365ff" style:font-weight-asian="normal" style:font-weight-complex="normal"/>
    </style:style>
    <style:style style:name="T18" style:family="text">
      <style:text-properties fo:font-weight="normal" officeooo:rsid="0015623c" style:font-weight-asian="normal" style:font-weight-complex="normal"/>
    </style:style>
    <style:style style:name="T19" style:family="text">
      <style:text-properties fo:font-weight="normal" officeooo:rsid="00169849" style:font-weight-asian="normal" style:font-weight-complex="normal"/>
    </style:style>
    <style:style style:name="T20" style:family="text">
      <style:text-properties fo:font-weight="normal" officeooo:rsid="0019eefb" style:font-weight-asian="normal" style:font-weight-complex="normal"/>
    </style:style>
    <style:style style:name="T21" style:family="text">
      <style:text-properties fo:font-weight="normal" officeooo:rsid="001bd7a8" style:font-weight-asian="normal" style:font-weight-complex="normal"/>
    </style:style>
    <style:style style:name="T22" style:family="text">
      <style:text-properties fo:font-weight="normal" officeooo:rsid="001c477a" style:font-weight-asian="normal" style:font-weight-complex="normal"/>
    </style:style>
    <style:style style:name="T23" style:family="text">
      <style:text-properties fo:font-weight="normal" officeooo:rsid="001c7ac5" style:font-weight-asian="normal" style:font-weight-complex="normal"/>
    </style:style>
    <style:style style:name="T24" style:family="text">
      <style:text-properties fo:font-weight="normal" officeooo:rsid="001d5626" style:font-weight-asian="normal" style:font-weight-complex="normal"/>
    </style:style>
    <style:style style:name="T25" style:family="text">
      <style:text-properties fo:font-weight="normal" officeooo:rsid="001f300b" style:font-weight-asian="normal" style:font-weight-complex="normal"/>
    </style:style>
    <style:style style:name="T26" style:family="text">
      <style:text-properties fo:font-weight="normal" officeooo:rsid="00204fb5" style:font-weight-asian="normal" style:font-weight-complex="normal"/>
    </style:style>
    <style:style style:name="T27" style:family="text">
      <style:text-properties fo:font-weight="normal" officeooo:rsid="0021873a" style:font-weight-asian="normal" style:font-weight-complex="normal"/>
    </style:style>
    <style:style style:name="T28" style:family="text">
      <style:text-properties fo:font-weight="normal" officeooo:rsid="003da4ee" style:font-weight-asian="normal" style:font-weight-complex="normal"/>
    </style:style>
    <style:style style:name="T29" style:family="text">
      <style:text-properties fo:color="#ff0000" loext:opacity="100%" fo:font-weight="bold" style:font-weight-asian="bold" style:font-weight-complex="bold"/>
    </style:style>
    <style:style style:name="T30" style:family="text">
      <style:text-properties fo:color="#ff0000" loext:opacity="100%" fo:font-weight="bold" officeooo:rsid="00079671" style:font-weight-asian="bold" style:font-weight-complex="bold"/>
    </style:style>
    <style:style style:name="T31" style:family="text">
      <style:text-properties fo:color="#ff0000" loext:opacity="100%" fo:font-weight="bold" officeooo:rsid="00204fb5" style:font-weight-asian="bold" style:font-weight-complex="bold"/>
    </style:style>
    <style:style style:name="T32" style:family="text">
      <style:text-properties officeooo:rsid="0010e68f"/>
    </style:style>
    <style:style style:name="T33" style:family="text">
      <style:text-properties officeooo:rsid="0011fd81"/>
    </style:style>
    <style:style style:name="T34" style:family="text">
      <style:text-properties officeooo:rsid="00180f4a"/>
    </style:style>
    <style:style style:name="T35" style:family="text">
      <style:text-properties officeooo:rsid="001ac5e3"/>
    </style:style>
    <style:style style:name="T36" style:family="text">
      <style:text-properties officeooo:rsid="001c1aeb"/>
    </style:style>
    <style:style style:name="T37" style:family="text">
      <style:text-properties officeooo:rsid="0028895a"/>
    </style:style>
    <style:style style:name="T38" style:family="text">
      <style:text-properties officeooo:rsid="002b5123"/>
    </style:style>
    <style:style style:name="T39" style:family="text">
      <style:text-properties officeooo:rsid="002bd55c"/>
    </style:style>
    <style:style style:name="T40" style:family="text">
      <style:text-properties officeooo:rsid="002f6905"/>
    </style:style>
    <style:style style:name="T41" style:family="text">
      <style:text-properties officeooo:rsid="0031c02b"/>
    </style:style>
    <style:style style:name="T42" style:family="text">
      <style:text-properties officeooo:rsid="0033ae99"/>
    </style:style>
    <style:style style:name="T43" style:family="text">
      <style:text-properties officeooo:rsid="0034e2be"/>
    </style:style>
    <style:style style:name="T44" style:family="text">
      <style:text-properties officeooo:rsid="00365ba4"/>
    </style:style>
    <style:style style:name="T45" style:family="text">
      <style:text-properties officeooo:rsid="003750ca"/>
    </style:style>
    <style:style style:name="T46" style:family="text">
      <style:text-properties officeooo:rsid="0038adc9"/>
    </style:style>
    <style:style style:name="T47" style:family="text">
      <style:text-properties style:use-window-font-color="true" loext:opacity="0%" fo:font-weight="normal" officeooo:rsid="003be73a" style:font-weight-asian="normal" style:font-weight-complex="normal"/>
    </style:style>
    <style:style style:name="T48" style:family="text">
      <style:text-properties style:use-window-font-color="true" loext:opacity="0%" fo:font-weight="normal" officeooo:rsid="003bece1" style:font-weight-asian="normal" style:font-weight-complex="normal"/>
    </style:style>
    <style:style style:name="T49" style:family="text">
      <style:text-properties style:use-window-font-color="true" loext:opacity="0%" fo:font-weight="normal" officeooo:rsid="003da4ee" style:font-weight-asian="normal" style:font-weight-complex="normal"/>
    </style:style>
    <style:style style:name="T50" style:family="text">
      <style:text-properties style:use-window-font-color="true" loext:opacity="0%" fo:font-weight="normal" officeooo:rsid="003f7f94" style:font-weight-asian="normal" style:font-weight-complex="normal"/>
    </style:style>
    <style:style style:name="T51" style:family="text">
      <style:text-properties style:use-window-font-color="true" loext:opacity="0%" fo:font-weight="normal" officeooo:rsid="004099a6" style:font-weight-asian="normal" style:font-weight-complex="normal"/>
    </style:style>
    <style:style style:name="T52" style:family="text">
      <style:text-properties style:use-window-font-color="true" loext:opacity="0%" fo:font-weight="normal" officeooo:rsid="00415378" style:font-weight-asian="normal" style:font-weight-complex="normal"/>
    </style:style>
    <style:style style:name="T53" style:family="text">
      <style:text-properties style:use-window-font-color="true" loext:opacity="0%" fo:font-weight="normal" officeooo:rsid="0041ae5b" style:font-weight-asian="normal" style:font-weight-complex="normal"/>
    </style:style>
    <style:style style:name="T54" style:family="text">
      <style:text-properties style:use-window-font-color="true" loext:opacity="0%" fo:font-weight="normal" officeooo:rsid="0042fc2c" style:font-weight-asian="normal" style:font-weight-complex="normal"/>
    </style:style>
    <style:style style:name="T55" style:family="text">
      <style:text-properties style:use-window-font-color="true" loext:opacity="0%" fo:font-weight="normal" officeooo:rsid="00433542" style:font-weight-asian="normal" style:font-weight-complex="normal"/>
    </style:style>
    <style:style style:name="T56" style:family="text">
      <style:text-properties style:use-window-font-color="true" loext:opacity="0%" fo:font-weight="normal" officeooo:rsid="004376bd" style:font-weight-asian="normal" style:font-weight-complex="normal"/>
    </style:style>
    <style:style style:name="T57" style:family="text">
      <style:text-properties style:use-window-font-color="true" loext:opacity="0%" fo:font-weight="normal" officeooo:rsid="0043f31b" style:font-weight-asian="normal" style:font-weight-complex="normal"/>
    </style:style>
    <style:style style:name="T58" style:family="text">
      <style:text-properties style:use-window-font-color="true" loext:opacity="0%" fo:font-weight="normal" officeooo:rsid="00441406" style:font-weight-asian="normal" style:font-weight-complex="normal"/>
    </style:style>
    <style:style style:name="T59" style:family="text">
      <style:text-properties style:use-window-font-color="true" loext:opacity="0%" fo:font-weight="normal" officeooo:rsid="0044985e" style:font-weight-asian="normal" style:font-weight-complex="normal"/>
    </style:style>
    <style:style style:name="T60" style:family="text">
      <style:text-properties style:use-window-font-color="true" loext:opacity="0%" fo:font-weight="normal" officeooo:rsid="00472d9b" style:font-weight-asian="normal" style:font-weight-complex="normal"/>
    </style:style>
    <style:style style:name="T61" style:family="text">
      <style:text-properties style:use-window-font-color="true" loext:opacity="0%" fo:font-weight="normal" officeooo:rsid="0047a92a" style:font-weight-asian="normal" style:font-weight-complex="normal"/>
    </style:style>
    <style:style style:name="T62" style:family="text">
      <style:text-properties style:use-window-font-color="true" loext:opacity="0%" fo:font-weight="normal" officeooo:rsid="004926b6" style:font-weight-asian="normal" style:font-weight-complex="normal"/>
    </style:style>
    <style:style style:name="T63" style:family="text">
      <style:text-properties style:use-window-font-color="true" loext:opacity="0%" fo:font-weight="normal" officeooo:rsid="004b07a8" style:font-weight-asian="normal" style:font-weight-complex="normal"/>
    </style:style>
    <style:style style:name="T64" style:family="text">
      <style:text-properties style:use-window-font-color="true" loext:opacity="0%" fo:font-weight="normal" officeooo:rsid="004c7fc2" style:font-weight-asian="normal" style:font-weight-complex="normal"/>
    </style:style>
    <style:style style:name="T65" style:family="text">
      <style:text-properties style:use-window-font-color="true" loext:opacity="0%" fo:font-weight="normal" officeooo:rsid="004d767e" style:font-weight-asian="normal" style:font-weight-complex="normal"/>
    </style:style>
    <style:style style:name="T66" style:family="text">
      <style:text-properties style:use-window-font-color="true" loext:opacity="0%" fo:font-weight="normal" officeooo:rsid="004f3f90" style:font-weight-asian="normal" style:font-weight-complex="normal"/>
    </style:style>
    <style:style style:name="T67" style:family="text">
      <style:text-properties style:use-window-font-color="true" loext:opacity="0%" fo:font-weight="normal" officeooo:rsid="0050252f" style:font-weight-asian="normal" style:font-weight-complex="normal"/>
    </style:style>
    <style:style style:name="T68" style:family="text">
      <style:text-properties style:use-window-font-color="true" loext:opacity="0%" fo:font-weight="normal" officeooo:rsid="0051f34d" style:font-weight-asian="normal" style:font-weight-complex="normal"/>
    </style:style>
    <style:style style:name="T69" style:family="text">
      <style:text-properties style:use-window-font-color="true" loext:opacity="0%" fo:font-weight="bold" officeooo:rsid="003bece1" style:font-weight-asian="bold" style:font-weight-complex="bold"/>
    </style:style>
    <style:style style:name="T70" style:family="text">
      <style:text-properties style:use-window-font-color="true" loext:opacity="0%" fo:font-weight="bold" officeooo:rsid="003da4ee" style:font-weight-asian="bold" style:font-weight-complex="bold"/>
    </style:style>
    <style:style style:name="T71" style:family="text">
      <style:text-properties style:use-window-font-color="true" loext:opacity="0%" fo:font-weight="bold" officeooo:rsid="003f7f94" style:font-weight-asian="bold" style:font-weight-complex="bold"/>
    </style:style>
    <style:style style:name="T72" style:family="text">
      <style:text-properties style:use-window-font-color="true" loext:opacity="0%" fo:font-weight="bold" officeooo:rsid="004099a6" style:font-weight-asian="bold" style:font-weight-complex="bold"/>
    </style:style>
    <style:style style:name="T73" style:family="text">
      <style:text-properties style:use-window-font-color="true" loext:opacity="0%" fo:font-weight="bold" officeooo:rsid="0041ae5b" style:font-weight-asian="bold" style:font-weight-complex="bold"/>
    </style:style>
    <style:style style:name="T74" style:family="text">
      <style:text-properties style:use-window-font-color="true" loext:opacity="0%" fo:font-weight="bold" officeooo:rsid="0042fc2c" style:font-weight-asian="bold" style:font-weight-complex="bold"/>
    </style:style>
    <style:style style:name="T75" style:family="text">
      <style:text-properties style:use-window-font-color="true" loext:opacity="0%" fo:font-weight="bold" officeooo:rsid="00433542" style:font-weight-asian="bold" style:font-weight-complex="bold"/>
    </style:style>
    <style:style style:name="T76" style:family="text">
      <style:text-properties style:use-window-font-color="true" loext:opacity="0%" fo:font-weight="bold" officeooo:rsid="0047a92a" style:font-weight-asian="bold" style:font-weight-complex="bold"/>
    </style:style>
    <style:style style:name="T77" style:family="text">
      <style:text-properties style:use-window-font-color="true" loext:opacity="0%" fo:font-weight="bold" officeooo:rsid="004926b6" style:font-weight-asian="bold" style:font-weight-complex="bold"/>
    </style:style>
    <style:style style:name="T78" style:family="text">
      <style:text-properties style:use-window-font-color="true" loext:opacity="0%" fo:font-weight="bold" officeooo:rsid="004b07a8" style:font-weight-asian="bold" style:font-weight-complex="bold"/>
    </style:style>
    <style:style style:name="T79" style:family="text">
      <style:text-properties style:use-window-font-color="true" loext:opacity="0%" fo:font-weight="bold" officeooo:rsid="004c7fc2" style:font-weight-asian="bold" style:font-weight-complex="bold"/>
    </style:style>
    <style:style style:name="T80" style:family="text">
      <style:text-properties style:use-window-font-color="true" loext:opacity="0%" fo:font-weight="bold" officeooo:rsid="0050252f" style:font-weight-asian="bold" style:font-weight-complex="bold"/>
    </style:style>
    <style:style style:name="T81" style:family="text">
      <style:text-properties style:use-window-font-color="true" loext:opacity="0%" fo:font-weight="bold" officeooo:rsid="0051f34d" style:font-weight-asian="bold" style:font-weight-complex="bold"/>
    </style:style>
    <style:style style:name="T82" style:family="text">
      <style:text-properties officeooo:rsid="003e0b4d"/>
    </style:style>
    <style:style style:name="T83" style:family="text">
      <style:text-properties officeooo:rsid="003f7f94"/>
    </style:style>
    <style:style style:name="T84" style:family="text">
      <style:text-properties officeooo:rsid="0047a92a"/>
    </style:style>
    <style:style style:name="T85"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Shofar" style:font-size-complex="12pt" style:language-complex="he" style:country-complex="IL"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7362in" fo:text-indent="-0.25in" fo:margin-left="0.7362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9862in" fo:text-indent="-0.25in" fo:margin-left="0.9862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2362in" fo:text-indent="-0.25in" fo:margin-left="1.2362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4862in" fo:text-indent="-0.25in" fo:margin-left="1.4862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7362in" fo:text-indent="-0.25in" fo:margin-left="1.7362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9862in" fo:text-indent="-0.25in" fo:margin-left="1.9862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2362in" fo:text-indent="-0.25in" fo:margin-left="2.236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4862in" fo:text-indent="-0.25in" fo:margin-left="2.4862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7362in" fo:text-indent="-0.25in" fo:margin-left="2.7362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9862in" fo:text-indent="-0.25in" fo:margin-left="2.9862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20577550" text:style-name="WWNum2">
        <text:list-item>
          <text:p text:style-name="P35"><text:span text:style-name="T29">*</text:span><text:span text:style-name="T29"><office:annotation loext:resolved="false"><dc:creator>Unknown Author</dc:creator><dc:date>2022-09-06T13:02:33.636000000</dc:date><text:p text:style-name="P39"><text:span text:style-name="T85">הערה על לימוד של “לכת דידך.”</text:span></text:p></office:annotation></text:span><text:span text:style-name="T1">העיר’</text:span> שמחודש שאין לכת של מצוה נחשב שלו, שעושים מצות לעצמינו<text:note text:id="ftn1" text:note-class="endnote"><text:note-citation>א</text:note-citation><text:note-body><text:p text:style-name="P11">קשה, שלכאורה, צריך לעשות מצוה לשם שמים. תי’ א.ד.ר. שאולי ענין המצוה הוא לעשות שינוי באדם (לקרבו לה’). נחשב שהוא שלו כיון שהוא לעשות שינוי בו. אם כן, צ"ל שמה שלא רק רצה לומר שהוא לפעול בו, ולא שהוא להנות לו.</text:p><text:p text:style-name="P11">גם היה אפשר לומר שרבי מקשה מציורים שאדם עשה מצוה שלא לשמו, אבל לא היה לשונו משמע כן.</text:p></text:note-body></text:note>, ולא לה’. <text:span text:style-name="T1">באר </text:span><text:span text:style-name="T10">שרק </text:span>מחמת שהוא מיותר דורשים כן.</text:p>
        </text:list-item>
        <text:list-item>
          <text:p text:style-name="P36"><text:span text:style-name="T10"><office:annotation loext:resolved="false"><dc:creator>Unknown Author</dc:creator><dc:date>2022-09-06T13:03:21.932000000</dc:date><text:p text:style-name="P38"><text:span text:style-name="T85">עוסק במצוה קלה</text:span></text:p><text:p text:style-name="P38"><text:span text:style-name="T85">עוסק בדרבנן</text:span></text:p><text:p text:style-name="P38"><text:span text:style-name="T85">עוסק בספק</text:span></text:p><text:p text:style-name="P38"><text:span text:style-name="T85">עוסק במצוה קיומית</text:span></text:p><text:p text:style-name="P38"><text:span text:style-name="T85">ביאור פטור עוב”מ</text:span></text:p><text:p text:style-name="P38"><text:span text:style-name="T85">פטור כשעוסק בת”ת</text:span></text:p></office:annotation></text:span><text:span text:style-name="T10">דן </text:span><text:span text:style-name="T1">ר’</text:span><text:span text:style-name="T10"> אם דין שנל’ מק"פ הוא רק אם קדם לזמן חיובו</text:span><text:span text:style-name="T10"><text:note text:id="ftn2" text:note-class="endnote"><text:note-citation>ב</text:note-citation><text:note-body><text:p text:style-name="P12">ק"ק למה לא אומרים שכיון שאין צד השוה, נלמד כל דיניהם. אפשר שאין זה פירכא אלא הוא דין שאין בו. זה אומר שאולי אומרים דיו. יש לדון לעולם מתי אומרים שהוא פירכא ומתי אומרים דיו. גם יש לומר שדן רבי אם שניהם חד דין (אותו סיבה לשניהם) או דין אחד, שרק אם הוא דין אחד יכולים לעשות צד השוה. כן משמע מלשונו.</text:p></text:note-body></text:note></text:span><text:span text:style-name="T10">. דנים </text:span><text:span text:style-name="T1">אחרונים</text:span><text:span text:style-name="T10"> בזה ב</text:span><text:span text:style-name="T1">עוסק במצוה דרבנן</text:span><text:span text:style-name="T10"> לפטור מדאו’. אולי זה רק מפני שסוברים שדין עוסק (לאחר זמן חיוב) הוא רק כשהם שווים. גם יש לומר שסוברים שלימוד מק"פ הוא רק כששניהם דאו’, שאין דרבנן נחשב מצוה כלל</text:span><text:span text:style-name="T10"><text:note text:id="ftn3" text:note-class="endnote"><text:note-citation>ג</text:note-citation><text:note-body><text:p text:style-name="P12">אם אינו נחשב מצוה דאו’, צריך ביאור למה צריך לעשותו. ואולי כמו שצריכים לשמוע לה’ (לאיזה סיבה שהוא), צריכים לשמוע לרבנן. ויש לדון, שה’ קונה אותנו, ולא רבנן. </text:p></text:note-body></text:note></text:span><text:span text:style-name="T10"><text:note text:id="ftn4" text:note-class="footnote"><text:note-citation>1</text:note-citation><text:note-body><text:p text:style-name="P3">זה דיון בדרך כלל- מהו מצוה דרבנן בנוגע לדינים דאורייתא. אמר’ שאולי זה תלוי במחלקת רמב"ם ורמב"ן.</text:p></text:note-body></text:note></text:span><text:span text:style-name="T10">. </text:span><text:span text:style-name="T1">ר"א</text:span><text:span text:style-name="T10"> מניח</text:span><text:span text:style-name="T10"><text:note text:id="ftn5" text:note-class="footnote"><text:note-citation>2</text:note-citation><text:note-body><text:p text:style-name="P3">אבל בסוף דבריו, אינו כ"כ פשוט לו כן</text:p></text:note-body></text:note></text:span><text:span text:style-name="T10"> מסברה שפוטר מפני שאינו "דידך,” אף שאינו מצוה. מפני"ז, חול’ על </text:span><text:span text:style-name="T1">שאג"א</text:span><text:span text:style-name="T10"> שמחייב מי שעוסק בספק מצוה</text:span><text:span text:style-name="T10"><text:note text:id="ftn6" text:note-class="endnote"><text:note-citation>ד</text:note-citation><text:note-body><text:p text:style-name="P13">יש לדון למה לא אומרים שכיון שיש לו ספק אם יפטור, שב ואל תעשה עדיף, וישאר לעשות ראשון. ואולי מחמת שהוא רק ספק, אינו פוטר. ותחשב.</text:p></text:note-body></text:note></text:span><text:span text:style-name="T10">. </text:span><text:span text:style-name="T1">רש"י</text:span><text:span text:style-name="T10"> מבאר (כאן ובמק"א) שמצוה כולל ת"ת וקבלת פני רב. ק’, שלכאורה, אינו יותר מדברי קבלה. משמע כר"א.</text:span><text:span text:style-name="T10"><text:note text:id="ftn7" text:note-class="footnote"><text:note-citation>3</text:note-citation><text:note-body><text:p text:style-name="P3">דנים בזה אחרונים</text:p></text:note-body></text:note></text:span><text:span text:style-name="T10"> יש </text:span><text:span text:style-name="T1">אחרונים</text:span><text:span text:style-name="T10"> שדוחים שמקיים כבוד רב</text:span><text:span text:style-name="T10"><text:note text:id="ftn8" text:note-class="footnote"><text:note-citation>4</text:note-citation><text:note-body><text:p text:style-name="P3">לכאורה, זה מניח שהיה ריש גלותא (עיין באותו מעשה) ת"ח. אף בלי זה, אולי י"ל שהיה סימן של ת"ת, אף שלא היה ת"ח.</text:p></text:note-body></text:note></text:span><text:span text:style-name="T10">, ורק חייב מדרבנן. אז, תלוי באם </text:span><text:span text:style-name="T1">עוסק במצוה קיומית</text:span><text:span text:style-name="T1"><text:note text:id="ftn9" text:note-class="endnote"><text:note-citation>ה</text:note-citation><text:note-body><text:p text:style-name="P14">לכאורה, יש שלש צדדים בזה:</text:p><text:list xml:id="list2756056973" text:style-name="L1"><text:list-item><text:p text:style-name="P22">סימן הוא, שכיון שאינונ חייב בה, מסתמא אינו כל כך חשוב. ק"ק, שאומרים כן גבי ציצית. שם, חייב, אלא שאינו לעולם ציורו. ויש לדון, שאולי מה שאינו נמצא בכל כך ציורים ואינו מוכרח לבא מוכיח שאינו כל כך טוב. קשה על צד זה למה לא אומרים כן בכמה ציורים, כמו כבוד רב (שאינו צריך להיות לו רב), או פדיון שבויים. אמר א.ד.ר. שאולי הענין הוא שיכול לסלקם. יש לדון אם יכול לסלק מצות כבוד רב (יש לדון עד מתי נחשב רבו).</text:p></text:list-item><text:list-item><text:p text:style-name="P22">יותר טוב לקיים חיוב מפני שאז מקיים מה שציווה לו ה’ לעשות. <text:span text:style-name="T40">(באמת, יש לומר כאן כל סברה של מצווה ועושה.)</text:span></text:p></text:list-item><text:list-item><text:p text:style-name="P22">אולי יש עדיין קצת חיוב כשהוא אנוס או כדומה (צריך ביאור מה זה אומר; עיין לקמן אי"ה), ורע לבטל אותו חיוב. <text:span text:style-name="T37">קשה, שאור זרוע סובר כר"ן (ואז, יכול לבטל השני אם רוצה).</text:span></text:p></text:list-item></text:list></text:note-body></text:note></text:span><text:span text:style-name="T10"> פטור. </text:span><text:span text:style-name="T1">א"ז</text:span><text:span text:style-name="T10"> חל’</text:span><text:span text:style-name="T10"><text:note text:id="ftn10" text:note-class="endnote"><text:note-citation>ו</text:note-citation><text:note-body><text:p text:style-name="P2">יש שכ’ שהוא מצוה להיות מהול. אולי הוא ראיה נג"ז ממה שאין אומרים שזה ראיה שצ"ל עסוק או שא"א לקיי"ש.</text:p></text:note-body></text:note></text:span><text:span text:style-name="T10"> על </text:span><text:span text:style-name="T1">תוד"ה </text:span><text:span text:style-name="T10">שלוחי מצוה (ומגדיר שלובש ציצית חייב שרק מי שעוסק, ולא רק מקיים, במצוה פטור), וכ’ שאין בנתינת ציצית עליו פטור, שאינו חייב ללבוש בגד. נמצא שאין מ"ק פוטר.</text:span><text:span text:style-name="T10"><text:note text:id="ftn11" text:note-class="endnote"><text:note-citation>ז</text:note-citation><text:note-body><text:p text:style-name="P2">אפשר לומר שהסברה שאין מ"ק דוחה הוא שלא היה לו לעשותו. כאן, צריך לעשותו, שחייב מדרבנן. אז, מהני, שהוא מצוה מדאו’, וחייב בו.</text:p></text:note-body></text:note></text:span><text:span text:style-name="T10"> גם ק’ על רש"י שלכאו’, אין עוסק בת"ת פטור. </text:span><text:span text:style-name="T1">גמ’ </text:span><text:span text:style-name="T10">אומר שהפ’ ר"ש לק"ש, כיון שהיה דאו’.</text:span><text:span text:style-name="T1"> ירושלמי</text:span><text:span text:style-name="T10"> חול’, ומק’ איך יפטר כיון שהוא לומד. מת’ ש”הכא שינון והכא שינון.” לכאו’, אז, אין פטור. </text:span><text:span text:style-name="T1">ירושלמי</text:span><text:span text:style-name="T10"> מבאר שחייב כיון שת"ת צ"ל ע"מ לעשות.</text:span><text:span text:style-name="T10"><text:note text:id="ftn12" text:note-class="footnote"><text:note-citation>5</text:note-citation><text:note-body><text:p text:style-name="P3">אמר’ שאינו מבינו כל כך, <text:span text:style-name="T32">שזה מבאר רק למה לא יפטור אם לעולם עוסק (שלא יקיי"מ לעולם).</text:span> הוסיף ר’ שיש שאומרים פשטים אחרים <text:span text:style-name="T33">(כ’ לקמן).</text:span></text:p></text:note-body></text:note></text:span><text:span text:style-name="T10"> </text:span><text:span text:style-name="T1">או"ש</text:span><text:span text:style-name="T10"> מחלק בין לימוד ושימוש</text:span><text:span text:style-name="T10"><text:note text:id="ftn13" text:note-class="endnote"><text:note-citation>ח</text:note-citation><text:note-body><text:p text:style-name="P15">יש לציין לתוס’ כתובות (יז) שאומר כן בפירוש.</text:p></text:note-body></text:note></text:span><text:span text:style-name="T10"><text:note text:id="ftn14" text:note-class="footnote"><text:note-citation>6</text:note-citation><text:note-body><text:p text:style-name="P3">“גדול שימושה יותר מגידולה." </text:p></text:note-body></text:note></text:span><text:span text:style-name="T10">. צריך לבאר מהו מצות שימוש שיעשה שאינו צריך להיות ע"מ לעשות. </text:span><text:span text:style-name="T1">מהר"ח או"ז</text:span><text:span text:style-name="T10"> כ’ שלאביו, בחורים פטורים ממצות. גם ע"ז צ"ב למה ת"ת פוטר. כ’ שיכולים, ואף יכולים לברך. נמצא שיש קיום.</text:span><text:span text:style-name="T10"><text:note text:id="ftn15" text:note-class="footnote"><text:note-citation>7</text:note-citation><text:note-body><text:p text:style-name="P21"><text:s text:c="4"/>ר"א דן בזה.</text:p></text:note-body></text:note></text:span><text:span text:style-name="T30">**</text:span><text:span text:style-name="T2"> חזרנו</text:span><text:span text:style-name="T11"> לדיון של </text:span><text:span text:style-name="T2">מ"ק</text:span><text:span text:style-name="T11">. הסיבה לחייב בעוסק במ"ק הוא שאינו צריך לעשותו. (ואינו נכון שלא יכול להדרש, שיכול להשמע מקרא.) </text:span><text:span text:style-name="T2">נתיבות</text:span><text:span text:style-name="T11"> כ’ שאין מ"ק פוטר (ולכן, אין גבאי צדקה</text:span><text:span text:style-name="T11"><text:note text:id="ftn16" text:note-class="endnote"><text:note-citation>ט</text:note-citation><text:note-body><text:p text:style-name="P4">אפשר שהוא חיוב על ציבור שיהיה אחד מהם עושה כן.</text:p></text:note-body></text:note></text:span><text:span text:style-name="T11"> פטור). </text:span><text:span text:style-name="T2">אחרונים</text:span><text:span text:style-name="T11"> מק’ מפטור כות’ ספרים</text:span><text:span text:style-name="T11"><text:note text:id="ftn17" text:note-class="footnote"><text:note-citation>8</text:note-citation><text:note-body><text:p text:style-name="P5">לכאורה, הפטור הוא ת"ת, כתיבת ס"ת, וקה"ת.</text:p></text:note-body></text:note></text:span><text:span text:style-name="T11">. </text:span><text:span text:style-name="T2">ר’</text:span><text:span text:style-name="T11"> ח’ שכאן עוזר למחוייב, וגורם מ"ח</text:span><text:span text:style-name="T11"><text:note text:id="ftn18" text:note-class="endnote"><text:note-citation>י</text:note-citation><text:note-body><text:p text:style-name="P16">ואז הוא דומה לכל הכשר שאומר גמרא (כמו הליכה ללמוד ת"ת)</text:p></text:note-body></text:note></text:span><text:span text:style-name="T11">. ק’ מפטור מוכרי מזוזות ותכלת. </text:span><text:span text:style-name="T12">יש שכת’ שמוכ’ תכלת מכרו לביהמ"ק</text:span><text:span text:style-name="T12"><text:note text:id="ftn19" text:note-class="endnote"><text:note-citation>יא</text:note-citation><text:note-body><text:p text:style-name="P17">הק’ רבי עדיין ממזוזה. ויש לדון, שהיו מקומות בבית המקדש שהיו חייבים במזוזה, והיו כהנים כפופים לישב שם. ויש לדון, שלכאורה, זה תלוי באם הוא סימן או סיבה. (וזה באמת כעין מה שנתרץ לקמן, אלא שמכריחים אותו).</text:p></text:note-body></text:note></text:span><text:span text:style-name="T12">. דחוק. </text:span><text:span text:style-name="T3">העיר</text:span><text:span text:style-name="T12">’ שבאלו חייב כשלובש בגד או דר בבית</text:span><text:span text:style-name="T12"><text:note text:id="ftn20" text:note-class="endnote"><text:note-citation>יב</text:note-citation><text:note-body><text:p text:style-name="P17">יש להעיר שעדיין רק ספק הוא. ויש לדון אם מצוי הוא שבני אדם יחייבו את עצמם, שמחלקת הוא אם מותר לדור בלי מזוזה או ללבוש בגד בלי ציצית. (נראה שהוא תלוי באם מתחיל להיות חייב כשלובש כיון שאז יש יותר טוב שיכול לעשות או שאז יש רע שנעשה, ואז יש צורך לאותו טוב. יש להעיר שלצד ראשון, צריך לומר שלא יחייב תורה שני דברים כדי להגיע אל אותו טוב (שאי לאו הכי, היה לו לתורה לחייב ללבוש ושוב ללבוש ציצית.) לשני, צ"ל שמה שיש ענין ללבוש בגד הוא לקיים צווי ה’.) ויש לדון, שעדיין יכול ללבוש לבן. </text:p><text:p text:style-name="P17"><text:tab/>ואולי על הכל, מסתמא יהיה אחד שילבש קודם, ואי אפשר להשיגו אם לא יכול ללבוש לכל מי שרוצה. ויש לדון, שאטו אם ימעט באחד לא יוכל, ואז יצטרך למעט עד שממש לא יוכל. ויש לדון.</text:p><text:p text:style-name="P17"><text:tab/>גם אפשר שרבי רק עשה אוקימתא בזה.</text:p></text:note-body></text:note></text:span><text:span text:style-name="T12"> </text:span><text:span text:style-name="T13">(עדיין קצת חלוק, שיכול לפטור את עצמו לפשט בגדו או לצאת. עדיין, יש חיוב, ויש יכולת למנעו.</text:span><text:span text:style-name="T13"><text:note text:id="ftn21" text:note-class="endnote"><text:note-citation>יג</text:note-citation><text:note-body><text:p text:style-name="P17">יש לדון בזה לפי הצדדים שכתבנו לעיל בביאור ענין מ"ק:</text:p><text:list xml:id="list3277857441" text:style-name="L2"><text:list-item><text:p text:style-name="P23">לצד ראשון, לכאורה, קשה, שבין כך ובין כך עושה אותו דבר (מקיים חיוב על ידי מה שיש על בגדו ציצית כשלובשו). </text:p></text:list-item><text:list-item><text:p text:style-name="P23">צד שני כצד ראשון. <text:span text:style-name="T38">א.ר. תירץ לשניהם לומר שצריך להיות גורם לעסק בחיוב (א"ז לשיטתו). ויש לדון, שאולי רק צריך להיות עוסק במה שעושה מעכשיו. ויש לדון. ואולי תלוי באם מה שעושה עכשיו דוחה או במה שעתיד להיות. </text:span><text:span text:style-name="T39">גם יש לומר שכיון שאינו זמן חיוב של מצוה ראשון, אינו פוטר (כמו סברת גמרא).</text:span></text:p></text:list-item><text:list-item><text:p text:style-name="P24">לכאורה, לזה קשה למה לא יחייב לפטור את עצמו ולבחור החיוב. ויש לדון, שאולי אינו חייב כן כאן כיון שהוא טירחא לו. ודחוק.</text:p></text:list-item></text:list></text:note-body></text:note></text:span><text:span text:style-name="T13">)</text:span><text:span text:style-name="T12">. אז, אלו גורמים מ"ח. </text:span><text:span text:style-name="T2">חזרנו</text:span><text:span text:style-name="T11"> לדיון של</text:span><text:span text:style-name="T2"> קבלת פני רב</text:span><text:span text:style-name="T11">. מ</text:span><text:span text:style-name="T2">שאג"א</text:span><text:span text:style-name="T11"> נראה שבעניני כבוד, חיובי רבנן נעשים מדאו’, שנעשה חלק מכבודו.</text:span><text:span text:style-name="T11"><text:note text:id="ftn22" text:note-class="footnote"><text:note-citation>9</text:note-citation><text:note-body><text:p text:style-name="P5">כמו כן אומרים שכיון שנוהגים לעמוד כשארון פתוח (ואולי נהגו כן רק מפני שהוא סימן לחשיבות של אותו תפלה), צריכים לעמוד, שכבוד הוא לעשות כמו שנוהגים לכבד.<text:span text:style-name="T1"> </text:span><text:span text:style-name="T10">(</text:span><text:span text:style-name="T1">ט"ז</text:span><text:span text:style-name="T10">)</text:span></text:p></text:note-body></text:note></text:span><text:span text:style-name="T4">חזרנו</text:span><text:span text:style-name="T14"> לדיון על דין דרבנן. לכאורה, שושבינים הם דרבנן. דנים </text:span><text:span text:style-name="T4">ראשונים</text:span><text:span text:style-name="T14"> אם גמ’ פוטר מח’ עב"מ</text:span><text:span text:style-name="T14"><text:note text:id="ftn23" text:note-class="footnote"><text:note-citation>10</text:note-citation><text:note-body><text:p text:style-name="P7">כן סוברש"י</text:p></text:note-body></text:note></text:span><text:span text:style-name="T14"> </text:span><text:span text:style-name="T15">או מצטער</text:span><text:span text:style-name="T15"><text:note text:id="ftn24" text:note-class="footnote"><text:note-citation>11</text:note-citation><text:note-body><text:p text:style-name="P6">אמר’ שאינו ממש מצטער.</text:p></text:note-body></text:note></text:span><text:span text:style-name="T15">. </text:span><text:span text:style-name="T5">חזרנו</text:span><text:span text:style-name="T16"> לדיון של ת"ת. דנים </text:span><text:span text:style-name="T5">אחרונים </text:span><text:span text:style-name="T16">ל"ל יפטור. </text:span><text:span text:style-name="T17">אפשר שבאים לבאר דין מי שאינו עוסק תמיד (שאולי אין לו סברת ירושלמי</text:span><text:span text:style-name="T17"><text:note text:id="ftn25" text:note-class="footnote"><text:note-citation>12</text:note-citation><text:note-body><text:p text:style-name="P8">ע’ ב5.</text:p></text:note-body></text:note></text:span><text:span text:style-name="T17"><text:note text:id="ftn26" text:note-class="endnote"><text:note-citation>יד</text:note-citation><text:note-body><text:p text:style-name="P9">עדיין יל"ד למה אין ירושלמי אומר <text:s/>אותו סברה.</text:p></text:note-body></text:note></text:span><text:span text:style-name="T17">). </text:span><text:span text:style-name="T6">רמב"ם</text:span><text:span text:style-name="T17"> כ’ שלומד חייב בק"ש ותפלה, אבל גם פסק שמי שלומד פטור מנשואים שעב"מ פטור. </text:span><text:span text:style-name="T7">קה"י</text:span><text:span text:style-name="T18"> כ’ </text:span><text:span text:style-name="T19">שח’ ת"ת תלוי במצב אדם (שיכול לבטל אם צ’ </text:span><text:span text:style-name="T23">פרנסה</text:span><text:span text:style-name="T23"><text:note text:id="ftn27" text:note-class="endnote"><text:note-citation>טו</text:note-citation><text:note-body><text:p text:style-name="P19">יש לדון מהיכי תיתי שאין זה מחמת שהוא אנוס. ואפשר שהגדר הוא גדול ביותר. ודחוק.</text:p></text:note-body></text:note></text:span><text:span text:style-name="T23"> וכדו’</text:span><text:span text:style-name="T19">). ברב מצות, יש מח’ ואינו </text:span><text:span text:style-name="T20">יכול</text:span><text:span text:style-name="T19"> לעשות ומי שאינו מח’</text:span><text:span text:style-name="T19"><text:note text:id="ftn28" text:note-class="footnote"><text:note-citation>13</text:note-citation><text:note-body><text:p text:style-name="P10">רא"ש כ’ בזה נפק"מ <text:span text:style-name="T34">אם יש עליו תשלומין. </text:span><text:span text:style-name="T35">ויש סתירות בענין זה בפוס’. </text:span><text:span text:style-name="T36">גם יש נפ"מ באם יש ענין לקיימו.</text:span></text:p></text:note-body></text:note></text:span><text:span text:style-name="T19">. </text:span><text:span text:style-name="T21">אז, יש לדון אם יש למי שעסק במצוה פטור. כ’ </text:span><text:span text:style-name="T8">רא"ש</text:span><text:span text:style-name="T21"> שאין תשלומין. </text:span><text:span text:style-name="T24">קה"י כ’ ש</text:span><text:span text:style-name="T22">בתורה, אם צ’ לעשות עוד מצות, אינו מח’, </text:span><text:span text:style-name="T23">שחיובו תלוי על מצבו. </text:span><text:span text:style-name="T24">יותר טוב, אז, שת"ת, שלא מח’ בו, יידחה. </text:span><text:span text:style-name="T25">תולה דיון אם עס"מ יש בו חיוב</text:span><text:span text:style-name="T25"><text:note text:id="ftn29" text:note-class="endnote"><text:note-citation>טז</text:note-citation><text:note-body><text:p text:style-name="P18">יש לדון מה זה אומר:</text:p><text:list xml:id="list2772159521" text:style-name="L3"><text:list-item><text:p text:style-name="P25">אולי דן אם יש צו<text:span text:style-name="T41">רך </text:span><text:s/>לחיוב. זה אומר, שאומר שאולי יש רק סיבה אחד שפטור (שאינו יכול), <text:span text:style-name="T41">ואולי יש עוד סיבה, והוא שהוא חלוק משאר אנשים (למשל, נפגם בקדושתו), וזה עושה שאינו מקיים מצוה. ויש לדון למה נחשב כן. א.’.ר. אמר שאולי כיון שא"א לקיימו, ה’ מקיימו לו. זה מניח שיכול ה’ לקיימו. </text:span><text:span text:style-name="T43">(ואם תאמר מה אם הסיבה הוא דבר שהוא בעולם הזה, שאז, לכאורה, אין ה’ עושה אותו. ונראה שאולי עושה ה’ תוצאות אותו דבר. ויש לדון.)</text:span><text:span text:style-name="T41"> ויש לדון. </text:span><text:span text:style-name="T42">גם אפשר שאולי יש שייכות בין צורך מצוה לבין מה שצריך כדי לעשותו (למשל, מי שאינו חייב בסוכה כיון שאין לו הוא מחוסר בבחינת דירתו. אז, נמצא שאין מה שדר בו דירתו כל כך, ואולי אינו רע. כמו כן, יש לומר שמי שאינו מניח תפילין כיון שאין לו יד הוא מפני שאינו צריך ליחד ידו לה’ או כדומה. ועדיין יהיו ציורים שיש לדון בהם (כמו מי שאין לו תפילין).)</text:span></text:p></text:list-item><text:list-item><text:p text:style-name="P26">אולי דן אם ה’ אמר חיוב (והיה פשוט שאינו חייב אם א"א) או שאמר שחייב בציורים חוץ מזה. זה מניח שהיות בתוך דיבורי ה’ חשוב.</text:p></text:list-item></text:list></text:note-body></text:note></text:span><text:span text:style-name="T25"> על מח’ </text:span><text:span text:style-name="T9">תוס’ </text:span><text:span text:style-name="T25">ו</text:span><text:span text:style-name="T9">ר"ן</text:span><text:span text:style-name="T25">. </text:span><text:span text:style-name="T26">אז, ביאורו בת"ת רק </text:span><text:span text:style-name="T27">יבאר כ</text:span><text:span text:style-name="T26">תוס</text:span><text:span text:style-name="T26"><text:note text:id="ftn30" text:note-class="endnote"><text:note-citation>יז</text:note-citation><text:note-body><text:p text:style-name="P20">ואם תאמר לצד ראשון שבארנו איך יש לברך. וצריך לומר שעדיין יש קצת צורך. <text:span text:style-name="T44">אם כן, יכול לומר שאין לתורה כל כך צורך. </text:span><text:span text:style-name="T45">ואולי רק אין הוכחה </text:span><text:span text:style-name="T46">שיהיה לתורה פחות מזה.</text:span></text:p></text:note-body></text:note></text:span><text:span text:style-name="T26">’.</text:span><text:span text:style-name="T31">*** </text:span><text:span text:style-name="T48">כ’ </text:span><text:span text:style-name="T70">שאג"א</text:span><text:span text:style-name="T69"> </text:span><text:span text:style-name="T49">ש</text:span><text:span text:style-name="T47">מי שמחוייב ציצית מדרבנן יכול ללבשם בשבת, ולא נחשבים משא. משמע שלזה מצוה דרבנן מהני. מי שמחוייב מספק א"י ללבשם בשבת. נמצא שלא נחשבים מצוה. </text:span><text:span text:style-name="T48">אם כן, אף לגבי פטור עס”מ, אולי יש לחלק בין דרבנן לספק. יש לדון למה לא נאמר שמה שעוסק במצות ספק דאו’ פוטר. </text:span><text:span text:style-name="T69">העיר’</text:span><text:span text:style-name="T48"> שאין לדמות זה לציצית, שאין קיו"מ סיבה לעשות שאינו משא, אלא שמצות ציצית עושה הציציות נוי לבגד</text:span><text:span text:style-name="T48"><text:note text:id="ftn0" text:note-class="footnote"><text:note-citation>14</text:note-citation><text:note-body><text:p text:style-name="P28">אחר שאמר רבי כן, חזר לומר שאינו רק מחמת שהוא נוי, אלא יכול להיות רק שהוא מצורת בגד.</text:p></text:note-body></text:note></text:span><text:span text:style-name="T48"> (וחלק של בגד). כשחייב מדרבנן, נעשה צורה של בגד. </text:span><text:span text:style-name="T49">בספק, אינו כן, שלא ידוע שהוא בגד.</text:span><text:span text:style-name="T49"><text:note text:id="ftn31" text:note-class="footnote"><text:note-citation>15</text:note-citation><text:note-body><text:p text:style-name="P37"><text:span text:style-name="T28"><text:s text:c="2"/>לחלק, אז, בין ספק מצוה למצוה דרבנן, צריך לומר דרך אחר היותר לומדי.</text:span></text:p></text:note-body></text:note></text:span><text:span text:style-name="T49"> </text:span><text:span text:style-name="T70">חזרנו</text:span><text:span text:style-name="T49"> לקה"י. הק’ </text:span><text:span text:style-name="T70">ר"א</text:span><text:span text:style-name="T49"> איך יפטור אדם מצדקה מחמת עסק במצוה; הרי יש לאווים בצדקה (ולא פוטר לאו). </text:span><text:span text:style-name="T70">יש</text:span><text:span text:style-name="T49"> שמת’ שפוטר אף מלאו שעובר בשב ואל תעשה. ת’ ר"א שלאו נולד מעשה.</text:span><text:span text:style-name="T49"><text:note text:id="ftn32" text:note-class="footnote"><text:note-citation>16</text:note-citation><text:note-body><text:p text:style-name="P29">מדמים אותו ל<text:span text:style-name="T82">רמב"ן וכמה </text:span>ראשונים שמבארים על פי זה מה שנשים חייבות במעקה רק כיון שאין זמנו גרמא, ואף שיש בו לאו. <text:span text:style-name="T83">יש, לכאורה, ראשונים החולקים על זה ואומרים שלפעמים עובר רק על לאו ולא על עשה.</text:span></text:p></text:note-body></text:note></text:span><text:span text:style-name="T49"> </text:span><text:span text:style-name="T50">באר"א שייפטר מלאו רק אם אין לו עשה (כמש"כ קה"י בר"ן). מדמה אותו לאונס כיון שמניח שאונס כן. </text:span><text:span text:style-name="T71">העיר’</text:span><text:span text:style-name="T50"> שאפשר שכיון שאינו צריך לעשות העשה, יפטור מלאו. </text:span><text:span text:style-name="T51">(כשמבאר </text:span><text:span text:style-name="T72">קה"י</text:span><text:span text:style-name="T51"> צד זה, אומר שעשה תורה שהוא אנוס. א"א שהוא קשה ביותר, שאינו כן במציאות, וגם אין זה סיבה לפטור. אז, צריך ביאור דמיון לאונס. </text:span><text:span text:style-name="T52">באמת, דיון ר”א הוא אם הוא מצוה או לא (ולא מזכיר צד שהוא אונס </text:span><text:span text:style-name="T53">אלא למשל של מי שמצווה ואינו צריך לעשות אותו צווי</text:span><text:span text:style-name="T52">).</text:span><text:span text:style-name="T51">) </text:span><text:span text:style-name="T73">ריטב"א</text:span><text:span text:style-name="T53"> אומר שמצוה שנית הוא "כדבר רשות.” יש לדון אם אומר שאינו מצוה כלל או שאינו צריך לעשותו. </text:span><text:span text:style-name="T73">משנ"ב</text:span><text:span text:style-name="T53"> מביא </text:span><text:span text:style-name="T73">רע"א</text:span><text:span text:style-name="T53"> שאומר שאונן</text:span><text:span text:style-name="T53"><text:note text:id="ftn34" text:note-class="footnote"><text:note-citation>17</text:note-citation><text:note-body><text:p text:style-name="P30">שכתב רש"י בברכות שפטור כיון שהוא טרוד במצוה כמו חתן.</text:p></text:note-body></text:note></text:span><text:span text:style-name="T53"> שהבדיל מבדיל כשנתחייב.</text:span><text:span text:style-name="T53"><text:note text:id="ftn33" text:note-class="footnote"><text:note-citation>18</text:note-citation><text:note-body><text:p text:style-name="P30">יש סתירות בזה, לכאורה, בציורים חלוקים של עוסק במצוה.</text:p></text:note-body></text:note></text:span><text:span text:style-name="T53"> </text:span><text:span text:style-name="T74">רא"ש</text:span><text:span text:style-name="T54"> פוסק שאין אונן צריך להבדיל כיון שהיה פטור בעת החיוב.</text:span><text:span text:style-name="T54"><text:note text:id="ftn35" text:note-class="footnote"><text:note-citation>19</text:note-citation><text:note-body><text:p text:style-name="P3">שם, כשדן בזה, דן אם שאר השבוע שבו יכול להבדיל הוא זמן חיוב או תשלומין.</text:p></text:note-body></text:note></text:span><text:span text:style-name="T54"> </text:span><text:span text:style-name="T55">שם, </text:span><text:span text:style-name="T56">מביא</text:span><text:span text:style-name="T55"> </text:span><text:span text:style-name="T75">ר"י</text:span><text:span text:style-name="T55"> שאומר שאין מברכים אמן על הבדלת אונן. </text:span><text:span text:style-name="T56">משנ"ב פוסק כשני דינים אלו. </text:span><text:span text:style-name="T57">שנים אלו באים מיסוד אחד- שאין לו מצוה. היה אפשר לומר שאין תשלומין (מחמת פטור</text:span><text:span text:style-name="T58">ו</text:span><text:span text:style-name="T57">), אף אם היה </text:span><text:span text:style-name="T59">מקיי"מ</text:span><text:span text:style-name="T57"> אם ברך.</text:span><text:span text:style-name="T57"><text:note text:id="ftn36" text:note-class="footnote"><text:note-citation>20</text:note-citation><text:note-body><text:p text:style-name="P31">דימה רבי את זה לדין נשים, שמקיימות מצוה, אבל אינן חייבות.</text:p></text:note-body></text:note></text:span><text:span text:style-name="T57"><text:note text:id="ftn37" text:note-class="footnote"><text:note-citation>21</text:note-citation><text:note-body><text:p text:style-name="P32">נמצא, לכאורה, שרבי אומר שלש דרגות, והם: שחייב ואינו צריך; שפטור, ויכול לקיימו; שא"א לקיימו. <text:span text:style-name="T84">שוב אמר’ ש"היה אומר לשון הדיון להיות אם מקיים מצוה או לא.” משמע שסבר שיש שני צדדים. נראה שהיה דן רבי אם צד של ר"א וקה"י שהוא כעין אונס הוא צד שני או צד ראשון של השלש צדדים.</text:span></text:p></text:note-body></text:note></text:span><text:span text:style-name="T57"> </text:span><text:span text:style-name="T60">ק"ק מהי"ת שאין מעשיו מצוה. </text:span><text:span text:style-name="T76">ירושלמי</text:span><text:span text:style-name="T61"> כ’ שמי שעוסק בצרכי צבור פטור ממצוה. משמע שם שאם היה עושה מצוה, היה מקיימו (וכן מביא ש"ע). באונן, פוסק </text:span><text:span text:style-name="T76">ש"ע</text:span><text:span text:style-name="T61"> שאינו מקיים את </text:span><text:soft-page-break/><text:span text:style-name="T61">המצוה. </text:span><text:span text:style-name="T62">חול’ </text:span><text:span text:style-name="T77">תנאים</text:span><text:span text:style-name="T62"> אם יכול חתן לקרוא ק"ש (אם הוא יוהרא או לא). משמע שיש קיום בקריאתו.</text:span><text:span text:style-name="T62"><text:note text:id="ftn38" text:note-class="footnote"><text:note-citation>22</text:note-citation><text:note-body><text:p text:style-name="P33">אף שרא"ש, שאומר שאין מעשה אונן מקיי"מ, פוסק כמי שאומר שאין חתן קורא, זה רק מחמת יוהרא.</text:p></text:note-body></text:note></text:span><text:span text:style-name="T62"> </text:span><text:span text:style-name="T63">משמעות ה</text:span><text:span text:style-name="T78">רמב"ם</text:span><text:span text:style-name="T63"> הוא שאף באונן, אם רצה לקרוא קורא. </text:span><text:span text:style-name="T78">תוס’ </text:span><text:span text:style-name="T63">מביא </text:span><text:span text:style-name="T78">ירושלמי</text:span><text:span text:style-name="T63"> שדורש פטור אונן מקרא אחר. אם כן, אינו עב"מ, ומה שאין בו קיום לא יגלה על עב"מ. </text:span><text:span text:style-name="T64">גם אפשר שמשנה רק מתירו, אבל אינו מקיי"מ.</text:span><text:span text:style-name="T64"><text:note text:id="ftn39" text:note-class="footnote"><text:note-citation>23</text:note-citation><text:note-body><text:p text:style-name="P34">אמר’ שיהיה בזה קבלת עול מלכות שמים, אבל לא שום קיום מצות ק"ש.</text:p></text:note-body></text:note></text:span><text:span text:style-name="T64"> יש </text:span><text:span text:style-name="T79">אחרונים </text:span><text:span text:style-name="T64">שכ’ שבאונן יש אוסור לקיי"מ (בתולדת פטור עב"מ), שמבזה מת. </text:span><text:span text:style-name="T65">אם כן, </text:span><text:span text:style-name="T66">באונן בדווקא לא יקיי"מ כיון שהוא מהב"ע. לשון ראשונים שאומ’ שאונן לא מקיי"מ לא משמע כן. </text:span><text:span text:style-name="T80">ש"ע</text:span><text:span text:style-name="T67"> כ’ שבזה"ז חייב חתן בק"ש כיון שבכ"ז לא מכוונים. </text:span><text:span text:style-name="T81">העיר’</text:span><text:span text:style-name="T68"> שלכאורה פטורו אינו מח’ אונסו (שא"א לכוון), אלא <text:s/>מחמת עב"מ. א"כ, אף בזה"ז יחייב.</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ce style:name="OpenSymbol2" svg:font-family="OpenSymbol" style:font-family-generic="roman"/>
    <style:font-face style:name="OpenSymbol3" svg:font-family="OpenSymbol" style:font-family-generic="system" style:font-pitch="variable"/>
    <style:font-face style:name="OpenSymbol4" svg:font-family="OpenSymbol" style:font-adornments="Regular" style:font-pitch="variable" style:font-charset="x-symbol"/>
    <style:font-face style:name="Shofar" svg:font-family="Shofar"/>
    <style:font-face style:name="Symbol" svg:font-family="Symbol"/>
    <style:font-face style:name="Symbol1" svg:font-family="Symbol" style:font-adornments="Regular" style:font-family-generic="roman" style:font-pitch="variable"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2pt" style:language-asian="zh" style:country-asian="CN" style:font-name-complex="Shofar"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NSimSun" style:font-size-asian="12pt" style:language-asian="zh" style:country-asian="CN" style:font-name-complex="Shofar"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fo:font-size="12pt" fo:language="en" fo:country="US" style:letter-kerning="true" style:font-name-asian="NSimSun" style:font-family-asian="NSimSun" style:font-family-generic-asian="system" style:font-pitch-asian="variable" style:font-size-asian="12pt" style:language-asian="zh" style:country-asian="CN" style:font-name-complex="Shofar" style:font-family-complex="Shofar" style:font-size-complex="12pt" style:language-complex="he" style:country-complex="I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Shofar" style:font-family-complex="Shofar"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name-complex="Shofar" style:font-family-complex="Shofar"/>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Shofar" style:font-family-complex="Shofar"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language-asian="zxx" style:country-asian="none" style:font-name-complex="Shofar" style:font-family-complex="Shofar"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4.05in" style:type="center"/>
          <style:tab-stop style:position="8.1in" style:type="right"/>
        </style:tab-stops>
      </style:paragraph-properties>
    </style:style>
    <style:style style:name="Header" style:family="paragraph" style:parent-style-name="Header_20_and_20_Footer" style:class="extra">
      <style:paragraph-properties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2" fo:font-family="OpenSymbol" style:font-family-generic="roman" style:font-name-asian="OpenSymbol3" style:font-family-asian="OpenSymbol" style:font-family-generic-asian="system" style:font-pitch-asian="variable" style:font-name-complex="OpenSymbol1" style:font-family-complex="Open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style>
    <style:style style:name="ListLabel_20_11" style:display-name="ListLabel 11" style:family="text">
      <style:text-properties style:font-name-complex="OpenSymbol1" style:font-family-complex="OpenSymbol"/>
    </style:style>
    <style:style style:name="ListLabel_20_12" style:display-name="ListLabel 12" style:family="text">
      <style:text-properties style:font-name-complex="OpenSymbol1" style:font-family-complex="OpenSymbol"/>
    </style:style>
    <style:style style:name="ListLabel_20_13" style:display-name="ListLabel 13" style:family="text">
      <style:text-properties style:font-name-complex="Symbol" style:font-family-complex="Symbol"/>
    </style:style>
    <style:style style:name="ListLabel_20_14" style:display-name="ListLabel 14" style:family="text">
      <style:text-properties style:font-name-complex="OpenSymbol1" style:font-family-complex="OpenSymbol"/>
    </style:style>
    <style:style style:name="ListLabel_20_15" style:display-name="ListLabel 15" style:family="text">
      <style:text-properties style:font-name-complex="OpenSymbol1" style:font-family-complex="OpenSymbol"/>
    </style:style>
    <style:style style:name="ListLabel_20_16" style:display-name="ListLabel 16" style:family="text">
      <style:text-properties style:font-name-complex="Symbol" style:font-family-complex="Symbol"/>
    </style:style>
    <style:style style:name="ListLabel_20_17" style:display-name="ListLabel 17" style:family="text">
      <style:text-properties style:font-name-complex="OpenSymbol1" style:font-family-complex="OpenSymbol"/>
    </style:style>
    <style:style style:name="ListLabel_20_18" style:display-name="ListLabel 18" style:family="text">
      <style:text-properties style:font-name-complex="OpenSymbol1" style:font-family-complex="Open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space" fo:text-indent="-0.2in" fo:margin-left="0.2in"/>
        </style:list-level-properties>
        <style:text-properties style:font-name="Open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4"/>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4"/>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4"/>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4"/>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4"/>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א, י, ק, ..."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writing-mode="rl-tb"/>
    </style:style>
    <style:page-layout style:name="Mpm1">
      <style:page-layout-properties fo:page-width="8.5in" fo:page-height="11in" style:num-format="1" style:print-orientation="portrait" fo:margin-top="0.2in" fo:margin-bottom="0.2in" fo:margin-left="0.2in" fo:margin-right="0.2in" style:writing-mode="rl-tb" style:layout-grid-color="#c0c0c0" style:layout-grid-lines="2057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402in" style:distance-after-sep="0.0402in" style:line-style="solid" style:adjustment="right" style:rel-width="40%" style:color="#000000"/>
      </style:page-layout-properties>
      <style:header-style>
        <style:header-footer-properties fo:min-height="0.3783in" fo:margin-left="0in" fo:margin-right="0in" fo:margin-bottom="0.339in" style:dynamic-spacing="true"/>
      </style:header-style>
      <style:footer-style/>
    </style:page-layout>
    <style:page-layout style:name="Mpm2">
      <style:page-layout-properties fo:page-width="8.5in" fo:page-height="11in" style:num-format="1" style:print-orientation="portrait" fo:margin-top="0.2in" fo:margin-bottom="0.2in" fo:margin-left="0.2in" fo:margin-right="0.2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right" style:rel-width="40%"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בס"ד</text:p>
      </style:header>
    </style:master-page>
    <style:master-page style:name="Endnote" style:page-layout-name="Mpm2" draw:style-name="Mdp1"/>
    <style:master-page style:name="Foot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1T18:08:13</meta:creation-date>
    <dc:language>en-US</dc:language>
    <dc:date>2022-09-06T13:35:10.009000000</dc:date>
    <meta:editing-cycles>108</meta:editing-cycles>
    <meta:editing-duration>PT4H12M54S</meta:editing-duration>
    <meta:generator>LibreOffice/7.3.2.2$Windows_X86_64 LibreOffice_project/49f2b1bff42cfccbd8f788c8dc32c1c309559be0</meta:generator>
    <meta:document-statistic meta:table-count="0" meta:image-count="0" meta:object-count="0" meta:page-count="3" meta:paragraph-count="54" meta:word-count="2121" meta:character-count="10802" meta:non-whitespace-character-count="8730"/>
    <meta:user-defined meta:name="AppVersion">15.0000</meta:user-defined>
  </office:meta>
</office:document-meta>
</file>